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2.482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718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2.325cm"/>
    </style:style>
    <style:style style:name="co9" style:family="table-column">
      <style:table-column-properties fo:break-before="auto" style:column-width="1.826cm"/>
    </style:style>
    <style:style style:name="co10" style:family="table-column">
      <style:table-column-properties fo:break-before="auto" style:column-width="1.722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3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Indexin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Workload (Docs)</text:p>
          </table:table-cell>
          <table:table-cell table:style-name="Default" office:value-type="string">
            <text:p>Corpus Size (MB)</text:p>
          </table:table-cell>
          <table:table-cell office:value-type="string">
            <text:p>Indexing Time(Sec)</text:p>
          </table:table-cell>
          <table:table-cell office:value-type="string">
            <text:p>Index Size (MB)</text:p>
          </table:table-cell>
          <table:table-cell office:value-type="string">
            <text:p>Add Index (Sec)</text:p>
          </table:table-cell>
          <table:table-cell office:value-type="string">
            <text:p>Update Index (Sec)</text:p>
          </table:table-cell>
          <table:table-cell office:value-type="string">
            <text:p>Delete (Sec)</text:p>
          </table:table-cell>
          <table:table-cell/>
          <table:table-cell office:value-type="string">
            <text:p>Workload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.2">
            <text:p>1.2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office:value-type="float" office:value="2.4">
            <text:p>2.4</text:p>
          </table:table-cell>
          <table:table-cell table:number-columns-repeated="6"/>
          <table:table-cell table:formula="of:=[.J2]*2" office:value-type="float" office:value="2">
            <text:p>2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office:value-type="float" office:value="4.7">
            <text:p>4.7</text:p>
          </table:table-cell>
          <table:table-cell table:number-columns-repeated="6"/>
          <table:table-cell table:formula="of:=[.J3]*2" office:value-type="float" office:value="4">
            <text:p>4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office:value-type="float" office:value="9.3">
            <text:p>9.3</text:p>
          </table:table-cell>
          <table:table-cell table:number-columns-repeated="6"/>
          <table:table-cell table:formula="of:=[.J4]*2" office:value-type="float" office:value="8">
            <text:p>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office:value-type="float" office:value="19">
            <text:p>19.0</text:p>
          </table:table-cell>
          <table:table-cell table:number-columns-repeated="6"/>
          <table:table-cell table:formula="of:=[.J5]*2" office:value-type="float" office:value="16">
            <text:p>16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office:value-type="float" office:value="38">
            <text:p>38.0</text:p>
          </table:table-cell>
          <table:table-cell table:number-columns-repeated="6"/>
          <table:table-cell table:formula="of:=[.J6]*2" office:value-type="float" office:value="32">
            <text:p>32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office:value-type="float" office:value="56">
            <text:p>56.0</text:p>
          </table:table-cell>
          <table:table-cell table:number-columns-repeated="6"/>
          <table:table-cell table:formula="of:=[.J7]*2" office:value-type="float" office:value="64">
            <text:p>64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office:value-type="float" office:value="90">
            <text:p>90.0</text:p>
          </table:table-cell>
          <table:table-cell table:number-columns-repeated="6"/>
          <table:table-cell table:formula="of:=[.J8]*2" office:value-type="float" office:value="128">
            <text:p>128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office:value-type="float" office:value="160">
            <text:p>160.0</text:p>
          </table:table-cell>
          <table:table-cell table:number-columns-repeated="6"/>
          <table:table-cell table:formula="of:=[.J9]*2" office:value-type="float" office:value="256">
            <text:p>256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302">
            <text:p>302.0</text:p>
          </table:table-cell>
          <table:table-cell table:number-columns-repeated="6"/>
          <table:table-cell table:formula="of:=[.J10]*2" office:value-type="float" office:value="512">
            <text:p>512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office:value-type="float" office:value="577">
            <text:p>577.0</text:p>
          </table:table-cell>
          <table:table-cell table:number-columns-repeated="6"/>
          <table:table-cell table:formula="of:=[.J11]*2" office:value-type="float" office:value="1024">
            <text:p>1024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office:value-type="float" office:value="1228.8">
            <text:p>1228.8</text:p>
          </table:table-cell>
          <table:table-cell table:number-columns-repeated="6"/>
          <table:table-cell table:formula="of:=[.J12]*2" office:value-type="float" office:value="2048">
            <text:p>2048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office:value-type="float" office:value="2457.6">
            <text:p>2457.6</text:p>
          </table:table-cell>
          <table:table-cell table:number-columns-repeated="6"/>
          <table:table-cell table:formula="of:=[.J13]*2" office:value-type="float" office:value="4096">
            <text:p>4096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office:value-type="float" office:value="4403.2">
            <text:p>4403.2</text:p>
          </table:table-cell>
          <table:table-cell table:number-columns-repeated="6"/>
          <table:table-cell table:formula="of:=[.J14]*2" office:value-type="float" office:value="8192">
            <text:p>8192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office:value-type="float" office:value="7782.4">
            <text:p>7782.4</text:p>
          </table:table-cell>
          <table:table-cell table:formula="of:=[.C16]/1024" office:value-type="float" office:value="7.6">
            <text:p>7.6</text:p>
          </table:table-cell>
          <table:table-cell table:number-columns-repeated="5"/>
          <table:table-cell table:formula="of:=[.J15]*2" office:value-type="float" office:value="16384">
            <text:p>1638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[.J16]*2" office:value-type="float" office:value="32768">
            <text:p>3276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[.J17]*2" office:value-type="float" office:value="65536">
            <text:p>6553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[.J18]*2" office:value-type="float" office:value="131072">
            <text:p>13107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[.J19]*2" office:value-type="float" office:value="262144">
            <text:p>26214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[.J20]*2" office:value-type="float" office:value="524288">
            <text:p>52428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[.J21]*2" office:value-type="float" office:value="1048576">
            <text:p>104857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[.J22]*2" office:value-type="float" office:value="2097152">
            <text:p>209715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[.J23]*2" office:value-type="float" office:value="4194304">
            <text:p>419430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[.J24]*2" office:value-type="float" office:value="8388608">
            <text:p>838860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[.J25]*2" office:value-type="float" office:value="16777216">
            <text:p>16777216</text:p>
          </table:table-cell>
        </table:table-row>
      </table:table>
      <table:table table:name="Search&amp; Browse" table:style-name="ta1">
        <table:table-column table:style-name="co6" table:default-cell-style-name="Default"/>
        <table:table-row table:style-name="ro1">
          <table:table-cell/>
        </table:table-row>
      </table:table>
      <table:table table:name="Ingestion" table:style-name="ta1">
        <table:table-column table:style-name="co6" table:default-cell-style-name="Default"/>
        <table:table-row table:style-name="ro1">
          <table:table-cell/>
        </table:table-row>
      </table:table>
      <table:table table:name="OAI-PMH Data Provider" table:style-name="ta1">
        <table:table-column table:style-name="co6" table:default-cell-style-name="Default"/>
        <table:table-row table:style-name="ro2">
          <table:table-cell/>
        </table:table-row>
      </table:table>
      <table:table table:name="RSS Feed Generator" table:style-name="ta1">
        <table:table-column table:style-name="co6" table:default-cell-style-name="Default"/>
        <table:table-row table:style-name="ro2">
          <table:table-cell/>
        </table:table-row>
      </table:table>
      <table:table table:name="DSpace Comparison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2-12-08T10:07:32</meta:creation-date>
    <meta:generator>LibreOffice/3.5$Linux_x86 LibreOffice_project/350m1$Build-2</meta:generator>
    <dc:date>2012-12-10T07:30:45</dc:date>
    <dc:creator>Lighton Phiri</dc:creator>
    <meta:editing-duration>PT17H11M56S</meta:editing-duration>
    <meta:editing-cycles>46</meta:editing-cycles>
    <meta:document-statistic meta:table-count="6" meta:cell-count="79" meta:object-count="0"/>
  </office:meta>
</office:document-meta>
</file>